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142" officeooo:paragraph-rsid="00107142"/>
    </style:style>
    <style:style style:name="P2" style:family="paragraph" style:parent-style-name="Standard">
      <style:text-properties officeooo:rsid="000a2f7a" officeooo:paragraph-rsid="000a2f7a"/>
    </style:style>
    <style:style style:name="P3" style:family="paragraph" style:parent-style-name="Standard">
      <style:text-properties officeooo:rsid="000d4b39" officeooo:paragraph-rsid="000d4b39"/>
    </style:style>
    <style:style style:name="P4" style:family="paragraph" style:parent-style-name="Standard">
      <style:text-properties officeooo:rsid="000f29fd" officeooo:paragraph-rsid="000f29fd"/>
    </style:style>
    <style:style style:name="T1" style:family="text">
      <style:text-properties officeooo:rsid="000f29fd"/>
    </style:style>
    <style:style style:name="T2" style:family="text">
      <style:text-properties officeooo:rsid="000c1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mos mejorando:</text:p>
      <text:p text:style-name="P2">1.Debemos no borrar las barras al momento de avanzar en la simulación. Deben quedar graficadas.</text:p>
      <text:p text:style-name="P2">2. Necesitamos que grafique todo el historial completo <text:span text:style-name="T1">hasta </text:span>el momento de inicio <text:span text:style-name="T1">de la simulación</text:span>. Esto es importante porque basado en el historial es que se toman las decisiones de abrir o cerrar un trade.</text:p>
      <text:p text:style-name="P2">3. Está pintando una línea vertical en cada vela nueva. Esto hace que se dificulte la visualización. Esa línea no es necesaria</text:p>
      <text:p text:style-name="P2">4. Debemos tener un rótulo de tiempo en el eje horizontal con las fechas y horas.</text:p>
      <text:p text:style-name="P2">5. Tenemos que mejorar el cálculo de la velocidad de las velas nuevas: <text:span text:style-name="T2">Al tener un timeframe de 15 minutos y una velocidad de 1x, cada vela debe tardar 15 minutos en pintarse. Si es 15x, debe tardar 1 minuto en hacerlo. Si es 1 hora y 20x, tardaría 3 minutos en pintarse. Para esto es que era importante tomar los 3 o 4 estados intravela sobre los que hablamos al definir las pautas para este desarrollo. Si tengo una vela que tiene 3 estados internos (si es de 15 minutos el timeframe, un estado cada 5 minutos) en ⅓ del timeframe debe pintar el primero de esos estados internos, al pasar al ⅔ del timeframe debe pintar el segundo estado y al llegar al 3/3 del timeframe pintar el estado final (que debe ser igual a la vela pintada con el OHCL para el timeframe, debe ser identica a la vela si el usuario la mira en tradingview).</text:span></text:p>
      <text:p text:style-name="P3">Además debemos aumentar la velocidad de reproducción hasta 1000x, arranca desde 0,5x aumentando cada 20x hasta el 100x, de ahí en adelante, cada 100x hasta llegar a 1000x.</text:p>
      <text:p text:style-name="P4">6. Para hacer una compra, al hacer click en el botón de comprar (long), me arroja un error y dice que el sistema no se ha inicializado.</text:p>
      <text:p text:style-name="P4">7. Debemos poder hacer zoom con la rueda del mouse: zoom vertical al girarla y zoom horizontal cuando se oprima ctrl+rueda mouse.</text:p>
      <text:p text:style-name="P4">8. Hacer fit screen cuando se haga doble click sobre el eje vertical (el de precios)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4:07:36.023111000</meta:creation-date>
    <dc:date>2025-11-17T15:35:39.264630500</dc:date>
    <meta:editing-duration>PT1H17M44S</meta:editing-duration>
    <meta:editing-cycles>5</meta:editing-cycles>
    <meta:generator>LibreOffice/25.2.6.2$Windows_X86_64 LibreOffice_project/729c5bfe710f5eb71ed3bbde9e06a6065e9c6c5d</meta:generator>
    <meta:document-statistic meta:table-count="0" meta:image-count="0" meta:object-count="0" meta:page-count="1" meta:paragraph-count="10" meta:word-count="343" meta:character-count="1876" meta:non-whitespace-character-count="1543"/>
  </office:meta>
</office:document-meta>
</file>